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MT" svg:font-family="TimesNewRomanPSMT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898906" officeooo:paragraph-rsid="00898906"/>
    </style:style>
    <style:style style:name="P2" style:family="paragraph" style:parent-style-name="text" style:list-style-name="L1"/>
    <style:style style:name="P3" style:family="paragraph" style:parent-style-name="text" style:list-style-name="L1">
      <style:text-properties officeooo:rsid="008ab27e" officeooo:paragraph-rsid="008ab27e"/>
    </style:style>
    <style:style style:name="P4" style:family="paragraph" style:parent-style-name="text" style:list-style-name="L1">
      <style:text-properties officeooo:rsid="008d6e9d" officeooo:paragraph-rsid="008d6e9d"/>
    </style:style>
    <style:style style:name="P5" style:family="paragraph" style:parent-style-name="text" style:list-style-name="L1">
      <style:text-properties officeooo:rsid="008f1ebd" officeooo:paragraph-rsid="008f1ebd"/>
    </style:style>
    <style:style style:name="P6" style:family="paragraph" style:parent-style-name="text" style:list-style-name="L1">
      <style:text-properties officeooo:rsid="00910fe3" officeooo:paragraph-rsid="00910fe3"/>
    </style:style>
    <style:style style:name="P7" style:family="paragraph" style:parent-style-name="text" style:list-style-name="L1">
      <style:text-properties officeooo:rsid="00920c55" officeooo:paragraph-rsid="00920c55"/>
    </style:style>
    <style:style style:name="P8" style:family="paragraph" style:parent-style-name="text" style:list-style-name="L1">
      <style:text-properties officeooo:rsid="0092b00b" officeooo:paragraph-rsid="0092b00b"/>
    </style:style>
    <style:style style:name="T1" style:family="text">
      <style:text-properties officeooo:rsid="008ab27e"/>
    </style:style>
    <style:style style:name="T2" style:family="text">
      <style:text-properties officeooo:rsid="008f1ebd"/>
    </style:style>
    <style:style style:name="T3" style:family="text">
      <style:text-properties officeooo:rsid="00910fe3"/>
    </style:style>
    <style:style style:name="T4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řída: </text:span>Ptáci <text:span text:style-name="T1">(Aves)</text:span></text:p>
      <text:list xml:id="list2625817656" text:style-name="L1">
        <text:list-item>
          <text:p text:style-name="P2"><text:s/><text:span text:style-name="T1">vzdušné vaky</text:span></text:p>
          <text:list>
            <text:list-item>
              <text:p text:style-name="P3">zvětšují objem plic</text:p>
            </text:list-item>
          </text:list>
        </text:list-item>
        <text:list-item>
          <text:p text:style-name="P4">peří</text:p>
          <text:list>
            <text:list-item>
              <text:p text:style-name="P4">stavba <text:span text:style-name="T2">pera</text:span></text:p>
              <text:list>
                <text:list-item>
                  <text:p text:style-name="P4">Brk, osten, prapor</text:p>
                </text:list-item>
              </text:list>
            </text:list-item>
            <text:list-item>
              <text:p text:style-name="P4">letky</text:p>
              <text:list>
                <text:list-item>
                  <text:p text:style-name="P4">na křídle</text:p>
                </text:list-item>
                <text:list-item>
                  <text:p text:style-name="P4">zvětšují jeho plochu</text:p>
                </text:list-item>
              </text:list>
            </text:list-item>
            <text:list-item>
              <text:p text:style-name="P4">Rýdovací pero</text:p>
              <text:list>
                <text:list-item>
                  <text:p text:style-name="P4">ocas</text:p>
                </text:list-item>
                <text:list-item>
                  <text:p text:style-name="P4">zlepšují manévrovatelnost</text:p>
                </text:list-item>
              </text:list>
            </text:list-item>
            <text:list-item>
              <text:p text:style-name="P4">krycí</text:p>
              <text:list>
                <text:list-item>
                  <text:p text:style-name="P4">drží teplo u těla</text:p>
                </text:list-item>
                <text:list-item>
                  <text:p text:style-name="P4">zlepšení aerodynamiky</text:p>
                </text:list-item>
                <text:list-item>
                  <text:p text:style-name="P4">maskování</text:p>
                </text:list-item>
              </text:list>
            </text:list-item>
            <text:list-item>
              <text:p text:style-name="P4">prachové peří</text:p>
              <text:list>
                <text:list-item>
                  <text:p text:style-name="P4">velmi jemné</text:p>
                </text:list-item>
                <text:list-item>
                  <text:p text:style-name="P4">drží teplo u těla</text:p>
                </text:list-item>
              </text:list>
            </text:list-item>
          </text:list>
        </text:list-item>
        <text:list-item>
          <text:p text:style-name="P5">kostra</text:p>
          <text:list>
            <text:list-item>
              <text:p text:style-name="P5">vyvinuté otáčení hlavy v dvou osách</text:p>
            </text:list-item>
          </text:list>
        </text:list-item>
        <text:list-item>
          <text:p text:style-name="P5">chodidla</text:p>
          <text:list>
            <text:list-item>
              <text:p text:style-name="P5">přeměněny na spáry</text:p>
              <text:list>
                <text:list-item>
                  <text:p text:style-name="P5">slouží k lovu potravy</text:p>
                </text:list-item>
              </text:list>
            </text:list-item>
            <text:list-item>
              <text:p text:style-name="P5">možné modifikace na brodění nebo plavání (blány)</text:p>
            </text:list-item>
          </text:list>
        </text:list-item>
        <text:list-item>
          <text:p text:style-name="P5">svalstvo</text:p>
          <text:list>
            <text:list-item>
              <text:p text:style-name="P5">extrémní síla v dolních končetinách a v létajících svalech (prsní svalstvo)</text:p>
            </text:list-item>
          </text:list>
        </text:list-item>
        <text:list-item>
          <text:p text:style-name="P5">nervová soustava</text:p>
          <text:list>
            <text:list-item>
              <text:p text:style-name="P5">dominantní zrak</text:p>
              <text:list>
                <text:list-item>
                  <text:p text:style-name="P5">chráněno 3 v<text:span text:style-name="T3">í</text:span>čky</text:p>
                  <text:list>
                    <text:list-item>
                      <text:p text:style-name="P5">mžurka – srostlá blána</text:p>
                    </text:list-item>
                  </text:list>
                </text:list-item>
                <text:list-item>
                  <text:p text:style-name="P6">pecten – nejostřejší místo vidění – žlutá skvrna</text:p>
                </text:list-item>
                <text:list-item>
                  <text:p text:style-name="P6">Zplošťování oka (posouvání čočky) místo zplošťování čočky</text:p>
                </text:list-item>
              </text:list>
            </text:list-item>
            <text:list-item>
              <text:p text:style-name="P6">čich</text:p>
              <text:list>
                <text:list-item>
                  <text:p text:style-name="P6">vyvinutý pouze u mrchožravců</text:p>
                </text:list-item>
              </text:list>
            </text:list-item>
            <text:list-item>
              <text:p text:style-name="P5">vyvinutý koncový mozek</text:p>
            </text:list-item>
          </text:list>
        </text:list-item>
        <text:list-item>
          <text:p text:style-name="P6">vylučovací soustava</text:p>
          <text:list>
            <text:list-item>
              <text:p text:style-name="P6">kloaka</text:p>
            </text:list-item>
            <text:list-item>
              <text:p text:style-name="P6">urykotelní moč</text:p>
              <text:list>
                <text:list-item>
                  <text:p text:style-name="P6">vylučuje se kyselina močová</text:p>
                </text:list-item>
                <text:list-item>
                  <text:p text:style-name="P6">kašovitá konzistence</text:p>
                </text:list-item>
              </text:list>
            </text:list-item>
          </text:list>
        </text:list-item>
        <text:list-item>
          <text:p text:style-name="P6">vyvrhování nestrávené potravy</text:p>
          <text:list>
            <text:list-item>
              <text:p text:style-name="P6">vývržky</text:p>
            </text:list-item>
          </text:list>
        </text:list-item>
        <text:list-item>
          <text:p text:style-name="P6">dýchací soustava</text:p>
          <text:list>
            <text:list-item>
              <text:p text:style-name="P6">rychlý metabolismus → rychlé dýchání</text:p>
            </text:list-item>
            <text:list-item>
              <text:p text:style-name="P6">plicní vaky</text:p>
              <text:list>
                <text:list-item>
                  <text:p text:style-name="P6">vzduch proudí jinam a při vydechování prochází plícemi</text:p>
                </text:list-item>
              </text:list>
            </text:list-item>
            <text:list-item>
              <text:p text:style-name="P6">strinx</text:p>
              <text:list>
                <text:list-item>
                  <text:p text:style-name="P6">chrupavčitý útvar</text:p>
                </text:list-item>
                <text:list-item>
                  <text:p text:style-name="P6"><text:soft-page-break/>vydávání zvuků pěvců</text:p>
                </text:list-item>
              </text:list>
            </text:list-item>
          </text:list>
        </text:list-item>
        <text:list-item>
          <text:p text:style-name="P6">oběhová soustava</text:p>
          <text:list>
            <text:list-item>
              <text:p text:style-name="P6">uzavřená</text:p>
            </text:list-item>
            <text:list-item>
              <text:p text:style-name="P6">4 dílné srdce</text:p>
            </text:list-item>
          </text:list>
        </text:list-item>
        <text:list-item>
          <text:p text:style-name="P7">vejce</text:p>
          <text:list>
            <text:list-item>
              <text:p text:style-name="P7">dutinová vzduchová omora v tupém konci</text:p>
              <text:list>
                <text:list-item>
                  <text:p text:style-name="P7">poutko (chaloza) – připojení na žloutek</text:p>
                </text:list-item>
                <text:list-item>
                  <text:p text:style-name="P7">zárodeční terčík ve žloutku,</text:p>
                </text:list-item>
              </text:list>
            </text:list-item>
            <text:list-item>
              <text:p text:style-name="P7">zárodek</text:p>
              <text:list>
                <text:list-item>
                  <text:p text:style-name="P7">vybaven vaječným zubem k proražení vejce</text:p>
                </text:list-item>
              </text:list>
            </text:list-item>
          </text:list>
        </text:list-item>
        <text:list-item>
          <text:p text:style-name="P8">chování</text:p>
          <text:list>
            <text:list-item>
              <text:p text:style-name="P8">nidifugní</text:p>
              <text:list>
                <text:list-item>
                  <text:p text:style-name="P8">nekrmivá mláďat</text:p>
                </text:list-item>
                <text:list-item>
                  <text:p text:style-name="P8">kachny</text:p>
                </text:list-item>
              </text:list>
            </text:list-item>
            <text:list-item>
              <text:p text:style-name="P8">nidikolní</text:p>
              <text:list>
                <text:list-item>
                  <text:p text:style-name="P8">péče o mláďata</text:p>
                </text:list-item>
                <text:list-item>
                  <text:p text:style-name="P8">tučňák, dravci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MT" svg:font-family="TimesNewRomanPSMT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3-14T11:29:27.108000000</dc:date>
    <meta:editing-duration>PT12H7M53S</meta:editing-duration>
    <meta:editing-cycles>67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66" meta:word-count="249" meta:character-count="1315" meta:non-whitespace-character-count="1192"/>
  </office:meta>
</office:document-meta>
</file>